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'Helvetica Neue', Helvetica, Arial, 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28%" fo:orphans="2" fo:widows="2" fo:text-indent="0in" style:auto-text-indent="false"/>
      <style:text-properties fo:font-variant="normal" fo:text-transform="none" fo:color="#29303b" style:font-name="Open Sans" fo:font-size="27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29303b" style:font-name="Open Sans" fo:font-size="18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3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ec5252" style:font-name="Menlo" fo:font-size="12pt" fo:letter-spacing="normal" fo:font-style="normal" fo:font-weight="normal" fo:background-color="#f2f3f5" loext:char-shading-value="0" loext:padding-left="0.0417in" loext:padding-right="0.0417in" loext:padding-top="0.0209in" loext:padding-bottom="0.0209in" loext:border="0.06pt solid #dedfe0"/>
    </style:style>
    <style:style style:name="T2" style:family="text">
      <style:text-properties fo:font-variant="normal" fo:text-transform="none" fo:color="#29303b" style:font-name="Open Sans" fo:font-size="13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demostrar que SST = SSR + SSD</text:p>
      <text:p text:style-name="P2">Sección 7, Clase 77</text:p>
      <text:p text:style-name="P3">Vamos a demostrar formalmente la igualdad SST = SSR + SSD que hemos estado utilizando en la teoría de los vídeos anteriores.</text:p>
      <text:p text:style-name="P4"/>
      <text:p text:style-name="P3">Utilizando la notación del ejercicio anterior, es decir:</text:p>
      <text:list xml:id="list1400231902" text:style-name="L1">
        <text:list-item>
          <text:p text:style-name="P5"><text:span text:style-name="Source_20_Text"><text:span text:style-name="T1">y_i</text:span></text:span><text:span text:style-name="T2"> = el valor actual i-ésimo</text:span></text:p>
        </text:list-item>
        <text:list-item>
          <text:p text:style-name="P5"><text:span text:style-name="Source_20_Text"><text:span text:style-name="T1">y_m</text:span></text:span><text:span text:style-name="T2"> = media de los valores actuales</text:span></text:p>
        </text:list-item>
        <text:list-item>
          <text:p text:style-name="P5"><text:span text:style-name="Source_20_Text"><text:span text:style-name="T1">z_i</text:span></text:span><text:span text:style-name="T2"> = valor predictor i-ésimo (el que nos da la recta de regresión).</text:span></text:p>
        </text:list-item>
      </text:list>
      <text:p text:style-name="P3">Podemos escribir</text:p>
      <text:p text:style-name="P4"><text:span text:style-name="Source_20_Text"><text:span text:style-name="T1">y_i - y_m = (y_i - z_i) + (z_i - y_m)</text:span></text:span></text:p>
      <text:p text:style-name="P3">Y si ahora elevamos al cuadrado, y aplicamos la identidad notable obtenemos que :</text:p>
      <text:p text:style-name="P4"><text:span text:style-name="Source_20_Text"><text:span text:style-name="T1">(y_i - y_m) ^2 = (y_i - z_i) ^2 + (z_i-y_m) ^2 + 2(y_i-z_i)(z_i-y_m)</text:span></text:span></text:p>
      <text:p text:style-name="P4"><text:span text:style-name="T2">De aquí, aplicando sumatorio a cada uno de los factores anteriores se deduce que para demostrar que </text:span><text:span text:style-name="Source_20_Text"><text:span text:style-name="T1">SST = SSR + SSD</text:span></text:span><text:span text:style-name="T2">, tenemos que probar que:</text:span></text:p>
      <text:p text:style-name="P4"><text:span text:style-name="Source_20_Text"><text:span text:style-name="T1">sum(y_i-z_i)(z_i-y_m) = 0</text:span></text:span></text:p>
      <text:p text:style-name="P3">Notemos que podemos obviar el 2 porque.</text:p>
      <text:p text:style-name="P4"><text:span text:style-name="T2">Para ello expresamos  </text:span><text:span text:style-name="Source_20_Text"><text:span text:style-name="T1">(y_i-z_i)(z_i-y_m)</text:span></text:span><text:span text:style-name="T2"> de la siguiente forma:</text:span></text:p>
      <text:p text:style-name="P4"><text:soft-page-break/><text:span text:style-name="Source_20_Text"><text:span text:style-name="T1">(y_i-z_i)(z_i-y_m) =(y_i-z_i)z_i - (y_i-z_i)y_m</text:span></text:span></text:p>
      <text:p text:style-name="P3">Ahora bien, en la demostración que  hicimos en el vídeo de la clase 74, la primera ecuación normal (en el minuto 5:26) vemos que:</text:p>
      <text:p text:style-name="P4"><text:span text:style-name="Source_20_Text"><text:span text:style-name="T1">sum(y_i-z_i)=0</text:span></text:span></text:p>
      <text:p text:style-name="P3">Por lo tanto será suficiente ver que</text:p>
      <text:p text:style-name="P4"><text:span text:style-name="Source_20_Text"><text:span text:style-name="T1">sum(y_i-z_i)z_i = 0</text:span></text:span></text:p>
      <text:p text:style-name="P4"><text:span text:style-name="T2">Para ello, basta escribir que es </text:span><text:span text:style-name="Source_20_Text"><text:span text:style-name="T1">z_i</text:span></text:span><text:span text:style-name="T2">, no es otra cosa que:</text:span></text:p>
      <text:p text:style-name="P4"><text:span text:style-name="Source_20_Text"><text:span text:style-name="T1">z_i = a + bx_i</text:span></text:span></text:p>
      <text:p text:style-name="P3">y si entonces sustituimos en la suma anterior y operamos, tenemos que:</text:p>
      <text:p text:style-name="P4"><text:span text:style-name="Source_20_Text"><text:span text:style-name="T1">sum(y_i-z_i)z_i = sum(y_i-z_i)a + bsum(y_i-z_i)x_i</text:span></text:span></text:p>
      <text:p text:style-name="P3">De nuevo el primer sumatorio es cero por la primera ecuación. El segundo sumatorio también es cero por la segunda ecuación normal que aparece en el minuto 5:26 de víde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'Helvetica Neue', Helvetica, Arial, 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00:29.042892678</meta:creation-date>
    <dc:date>2019-02-21T15:01:36.298626460</dc:date>
    <meta:editing-duration>PT1M8S</meta:editing-duration>
    <meta:editing-cycles>1</meta:editing-cycles>
    <meta:document-statistic meta:table-count="0" meta:image-count="0" meta:object-count="0" meta:page-count="2" meta:paragraph-count="25" meta:word-count="259" meta:character-count="1448" meta:non-whitespace-character-count="1215"/>
    <meta:generator>LibreOffice/6.0.7.3$Linux_X86_64 LibreOffice_project/00m0$Build-3</meta:generator>
  </office:meta>
</office:document-meta>
</file>